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6e4" officeooo:paragraph-rsid="001a16e4"/>
    </style:style>
    <style:style style:name="P2" style:family="paragraph" style:parent-style-name="Text_20_body">
      <style:text-properties officeooo:rsid="001a16e4" officeooo:paragraph-rsid="001a16e4"/>
    </style:style>
    <style:style style:name="P3" style:family="paragraph" style:parent-style-name="Text_20_body">
      <style:text-properties officeooo:rsid="001bbd4d" officeooo:paragraph-rsid="001bbd4d"/>
    </style:style>
    <style:style style:name="P4" style:family="paragraph" style:parent-style-name="Text_20_body">
      <style:text-properties officeooo:rsid="001c8358" officeooo:paragraph-rsid="001c8358"/>
    </style:style>
    <style:style style:name="P5" style:family="paragraph" style:parent-style-name="Subtitle">
      <style:paragraph-properties fo:text-align="center" style:justify-single-word="false"/>
      <style:text-properties fo:font-size="12pt" style:font-size-asian="18pt" style:font-size-complex="18pt"/>
    </style:style>
    <style:style style:name="P6" style:family="paragraph" style:parent-style-name="Text_20_body" style:list-style-name="L1">
      <style:text-properties officeooo:rsid="001d152a" officeooo:paragraph-rsid="001d152a"/>
    </style:style>
    <style:style style:name="T1" style:family="text">
      <style:text-properties officeooo:rsid="001c8358"/>
    </style:style>
    <style:style style:name="T2" style:family="text">
      <style:text-properties officeooo:rsid="001d152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GHT 2º MÓDULO</text:p>
      <text:p text:style-name="P5">GRUPO: Franquilei, Thiago, Vanderson, Valentin</text:p>
      <text:p text:style-name="P1"/>
      <text:h text:style-name="Heading_20_2" text:outline-level="2">Sintomas de problemas para serem resolvidos</text:h>
      <text:list text:style-name="L1">
        <text:list-item>
          <text:p text:style-name="P6">Gerenciamento de pedidos</text:p>
        </text:list-item>
      </text:list>
      <text:p text:style-name="P2">Em uma <text:span text:style-name="T2">loja</text:span>, os pedidos são anotados manualmente em um caderno, para serem feitos em determinada data e entregues em determinado local e horário. Todos os dias, os pedidos que foram agendados são localizados nesse caderno para serem produzidos e entregues. Por serem anotados manualmente, muito tempo é desperdiçado na procura do que deve ser produzido, por conta d<text:span text:style-name="T2">o volume de pedidos que são anotados e por</text:span> não <text:span text:style-name="T2">ser viável</text:span> ordená-los<text:span text:style-name="T2"> de modo a</text:span> facilita<text:span text:style-name="T2">r</text:span> eles serem encontrados. </text:p>
      <text:p text:style-name="P2"/>
      <text:p text:style-name="P3">2. INSS</text:p>
      <text:p text:style-name="P3">Um<text:span text:style-name="T1">a consultoria</text:span>, que faz o intermédio entre pessoas que tiveram os seus pedidos de aposentadoria negados e escritórios de advocacia, recebe muitas ligações de clientes querendo atualizações sobre o andamento de seus processos. <text:span text:style-name="T1">O trabalhador depende de atualizações, por sua vez, do escritório, que nem sempre o informa. As informações processuais são anotadas em um caderno, também dificultando a consulta dos processos.</text:span></text:p>
      <text:p text:style-name="P3"/>
      <text:p text:style-name="P4">3. Rematrícula de uma escola</text:p>
      <text:p text:style-name="P4">Uma escola tem um processo de rematrícula que requer que os alunos venham presencialmente à unidade. Durante o período de rematrícula, as pessoas ficam muito tempo esperando e ficam insatisfeitas, uma vez que o processo é simples e requer poucas informações e poderia ser feito online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9:10:51.969000000</meta:creation-date>
    <dc:date>2024-08-06T10:29:01.114311531</dc:date>
    <meta:editing-duration>PT11M32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9" meta:word-count="211" meta:character-count="1352" meta:non-whitespace-character-count="1150"/>
  </office:meta>
</office:document-meta>
</file>